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margin-top="0cm" fo:margin-bottom="0.353cm" fo:text-indent="-1.249cm" style:auto-text-indent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TML_20_Preformatted">aptitude install bind9 bind9-doc dnsutils</text:p>
      <text:p text:style-name="Standard"/>
      <text:p text:style-name="Standard"><text:span text:style-name="T1">Aptitude install dnssec-tools libnet-dns-sec-perl libmailtools-perl libcrypt-openssl-random-perl</text:span></text:p>
      <text:p text:style-name="P1"><text:span text:style-name="T1">zonesigner -genkeys -usensec3 -zone cataloniavip.net db.cataloniavip.net </text:span></text:p>
      <text:p text:style-name="P1"><text:span text:style-name="T1"/></text:p>
      <text:p text:style-name="P1"><text:span text:style-name="T1">nano /e<text:tab/>tc/nsswich.conf</text:span></text:p>
      <text:p text:style-name="P1"><text:span text:style-name="T1">#hosts: <text:s text:c="9"/>files mdns4_minimal [NOTFOUND = return] dns <text:s/>mdns4</text:span></text:p>
      <text:p text:style-name="P1"><text:span text:style-name="T1">hosts: <text:s text:c="9"/>files dns</text:span></text:p>
      <text:p text:style-name="P1"><text:span text:style-name="T1"/></text:p>
      <text:p text:style-name="P1"><text:span text:style-name="T1">nano /etc/default/bind9</text:span></text:p>
      <text:p text:style-name="P1"><text:span text:style-name="T1"># run resolvconf?</text:span></text:p>
      <text:p text:style-name="P1"><text:span text:style-name="T1">RESOLVCONF=yes</text:span></text:p>
      <text:p text:style-name="P1"><text:span text:style-name="T1"># startup options for the server</text:span></text:p>
      <text:p text:style-name="P1"><text:span text:style-name="T1">OPTIONS="-u bind"</text:span></text:p>
      <text:p text:style-name="P1"><text:span text:style-name="T1"/></text:p>
      <text:p text:style-name="P1"><text:span text:style-name="T1">/etc/NetworkManager/NetworkManager.conf</text:span></text:p>
      <text:p text:style-name="P1"><text:span text:style-name="T1">[main]</text:span></text:p>
      <text:p text:style-name="P1"><text:span text:style-name="T1">plugins=ifupdown,keyfile</text:span></text:p>
      <text:p text:style-name="P1"><text:span text:style-name="T1">#dns=dnsmasq</text:span></text:p>
      <text:p text:style-name="P1"><text:span text:style-name="T1"></text:span></text:p>
      <text:p text:style-name="P1"><text:span text:style-name="T1">[ifupdown]</text:span></text:p>
      <text:p text:style-name="P1"><text:span text:style-name="T1">managed=false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05-07T10:02:00</meta:creation-date>
    <dc:date>2014-05-07T10:05:08</dc:date>
    <dc:creator>administrador </dc:creator>
    <meta:editing-duration>P0D</meta:editing-duration>
    <meta:editing-cycles>1</meta:editing-cycles>
    <meta:document-statistic meta:table-count="0" meta:image-count="0" meta:object-count="0" meta:page-count="1" meta:paragraph-count="22" meta:word-count="51" meta:character-count="550" meta:non-whitespace-character-count="478"/>
    <meta:generator>LibreOffice/3.5$Linux_x86 LibreOffice_project/350m1$Build-2</meta:generator>
  </office:meta>
</office:document-meta>
</file>